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62in" style:use-optimal-column-width="false"/>
    </style:style>
    <style:style style:name="TableColumn3" style:family="table-column">
      <style:table-column-properties style:column-width="2.4881in" style:use-optimal-column-width="false"/>
    </style:style>
    <style:style style:name="TableColumn4" style:family="table-column">
      <style:table-column-properties style:column-width="0.1798in" style:use-optimal-column-width="false"/>
    </style:style>
    <style:style style:name="TableColumn5" style:family="table-column">
      <style:table-column-properties style:column-width="1.7763in" style:use-optimal-column-width="false"/>
    </style:style>
    <style:style style:name="Table1" style:family="table" style:master-page-name="MP0">
      <style:table-properties style:width="6.150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8" style:parent-style-name="Standard" style:family="paragraph">
      <style:paragraph-properties fo:break-before="page" fo:text-align="end"/>
    </style:style>
    <style:style style:name="TableCell9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end"/>
    </style:style>
    <style:style style:name="TableCell13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end"/>
    </style:style>
    <style:style style:name="TableCell17" style:family="table-cell">
      <style:table-cell-properties fo:border="0.0104in solid #00000A" style:writing-mode="lr-tb" fo:padding-top="0in" fo:padding-left="0.075in" fo:padding-bottom="0in" fo:padding-right="0.075in"/>
    </style:style>
    <style:style style:name="TableCell18" style:family="table-cell">
      <style:table-cell-properties fo:border="0.0104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en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/>
    </style:style>
    <style:style style:name="TableCell23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TableCell24" style:family="table-cell">
      <style:table-cell-properties fo:border-top="0.0104in solid #00000A" fo:border-left="0.0104in solid #00000A" fo:border-bottom="0.0208in solid #00000A" fo:border-right="0.0104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  <style:style style:name="TableColumn27" style:family="table-column">
      <style:table-column-properties style:column-width="1.8243in" style:use-optimal-column-width="false"/>
    </style:style>
    <style:style style:name="TableColumn28" style:family="table-column">
      <style:table-column-properties style:column-width="4.3263in" style:use-optimal-column-width="false"/>
    </style:style>
    <style:style style:name="Table26" style:family="table">
      <style:table-properties style:width="6.1506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208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ableCell32" style:family="table-cell">
      <style:table-cell-properties fo:border-top="0.0208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end"/>
    </style:style>
    <style:style style:name="TableCell3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ableCell4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end"/>
    </style:style>
    <style:style style:name="TableCell4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/>
    </style:style>
    <style:style style:name="TableCell4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/>
    </style:style>
    <style:style style:name="TableCell5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</style:style>
    <style:style style:name="TableCell5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P57" style:parent-style-name="ListParagraph" style:list-style-name="WWNum7" style:family="paragraph"/>
    <style:style style:name="P58" style:parent-style-name="ListParagraph" style:list-style-name="WWNum7" style:family="paragraph"/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end"/>
    </style:style>
    <style:style style:name="TableCell62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/>
    </style:style>
    <style:style style:name="TableCell66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/>
    </style:style>
    <style:style style:name="TableCell70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end"/>
    </style:style>
    <style:style style:name="TableCell74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104in solid #00000A" fo:border-left="0.0208in solid #00000A" fo:border-bottom="0.0104in solid #00000A" fo:border-right="0.0104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end"/>
    </style:style>
    <style:style style:name="TableCell78" style:family="table-cell">
      <style:table-cell-properties fo:border-top="0.0104in solid #00000A" fo:border-left="0.0104in solid #00000A" fo:border-bottom="0.0104in solid #00000A" fo:border-right="0.0208in solid #00000A" style:writing-mode="lr-tb" fo:padding-top="0in" fo:padding-left="0.075in" fo:padding-bottom="0in" fo:padding-right="0.075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104in solid #00000A" fo:border-left="0.0208in solid #00000A" fo:border-bottom="0.0208in solid #00000A" fo:border-right="0.0104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end"/>
    </style:style>
    <style:style style:name="TableCell82" style:family="table-cell">
      <style:table-cell-properties fo:border-top="0.0104in solid #00000A" fo:border-left="0.0104in solid #00000A" fo:border-bottom="0.0208in solid #00000A" fo:border-right="0.0208in solid #00000A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 Case ID:</text:p>
          </table:table-cell>
          <table:table-cell table:style-name="TableCell9" table:number-columns-spanned="2">
            <text:p text:style-name="Standard">UC 004</text:p>
          </table:table-cell>
          <table:covered-table-cell/>
          <table:table-cell>
            <text:p text:style-name="Standard"/>
          </table:table-cell>
        </table:table-row>
        <table:table-row table:style-name="TableRow10">
          <table:table-cell table:style-name="TableCell11">
            <text:p text:style-name="P12">Use Case Name:</text:p>
          </table:table-cell>
          <table:table-cell table:style-name="TableCell13" table:number-columns-spanned="2">
            <text:p text:style-name="Standard">Edit ‘Undo’</text:p>
          </table:table-cell>
          <table:covered-table-cell/>
          <table:table-cell>
            <text:p text:style-name="Standard"/>
          </table:table-cell>
        </table:table-row>
        <table:table-row table:style-name="TableRow14">
          <table:table-cell table:style-name="TableCell15">
            <text:p text:style-name="P16">Created By:</text:p>
          </table:table-cell>
          <table:table-cell table:style-name="TableCell17">
            <text:p text:style-name="Standard">Eric LaPointe</text:p>
          </table:table-cell>
          <table:table-cell table:style-name="TableCell18" table:number-columns-spanned="2">
            <text:p text:style-name="P19">Last Updated By:</text:p>
          </table:table-cell>
          <table:covered-table-cell/>
        </table:table-row>
        <table:table-row table:style-name="TableRow20">
          <table:table-cell table:style-name="TableCell21">
            <text:p text:style-name="P22">Date Created:</text:p>
          </table:table-cell>
          <table:table-cell table:style-name="TableCell23">
            <text:p text:style-name="Standard">02/01/2014</text:p>
          </table:table-cell>
          <table:table-cell table:style-name="TableCell24" table:number-columns-spanned="2">
            <text:p text:style-name="P25">Date Last Updated:</text:p>
          </table:table-cell>
          <table:covered-table-cell/>
        </table:table-row>
      </table:table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ctor:</text:p>
          </table:table-cell>
          <table:table-cell table:style-name="TableCell32">
            <text:p text:style-name="Standard">User</text:p>
          </table:table-cell>
        </table:table-row>
        <table:table-row table:style-name="TableRow33">
          <table:table-cell table:style-name="TableCell34">
            <text:p text:style-name="P35">Description:</text:p>
          </table:table-cell>
          <table:table-cell table:style-name="TableCell36">
            <text:p text:style-name="Standard">Allows the user to<text:s/>undo the most recent modification(s) to the contents of the text editor.</text:p>
          </table:table-cell>
        </table:table-row>
        <table:table-row table:style-name="TableRow37">
          <table:table-cell table:style-name="TableCell38">
            <text:p text:style-name="P39">Preconditions:</text:p>
          </table:table-cell>
          <table:table-cell table:style-name="TableCell40">
            <text:p text:style-name="Standard">Modification present to the contents of the text editor.</text:p>
          </table:table-cell>
        </table:table-row>
        <table:table-row table:style-name="TableRow41">
          <table:table-cell table:style-name="TableCell42">
            <text:p text:style-name="P43">Postconditions:</text:p>
          </table:table-cell>
          <table:table-cell table:style-name="TableCell44">
            <text:p text:style-name="Standard">Modification is reverted to previous state.</text:p>
          </table:table-cell>
        </table:table-row>
        <table:table-row table:style-name="TableRow45">
          <table:table-cell table:style-name="TableCell46">
            <text:p text:style-name="P47">Priority:</text:p>
          </table:table-cell>
          <table:table-cell table:style-name="TableCell48">
            <text:p text:style-name="Standard">1</text:p>
          </table:table-cell>
        </table:table-row>
        <table:table-row table:style-name="TableRow49">
          <table:table-cell table:style-name="TableCell50">
            <text:p text:style-name="P51">Frequency of Use:</text:p>
          </table:table-cell>
          <table:table-cell table:style-name="TableCell52">
            <text:p text:style-name="Standard">Daily (High)</text:p>
          </table:table-cell>
        </table:table-row>
        <table:table-row table:style-name="TableRow53">
          <table:table-cell table:style-name="TableCell54">
            <text:p text:style-name="P55">Main Flow:</text:p>
          </table:table-cell>
          <table:table-cell table:style-name="TableCell56">
            <text:list text:style-name="WWNum7" text:continue-numbering="true">
              <text:list-item>
                <text:p text:style-name="P57">User makes a modification to the contents of the text editor</text:p>
              </text:list-item>
              <text:list-item>
                <text:p text:style-name="P58">User selects ‘Edit &gt;<text:s/>Undo’</text:p>
              </text:list-item>
            </text:list>
            <text:p text:style-name="Standard"/>
          </table:table-cell>
        </table:table-row>
        <table:table-row table:style-name="TableRow59">
          <table:table-cell table:style-name="TableCell60">
            <text:p text:style-name="P61">Alternative Flow:</text:p>
          </table:table-cell>
          <table:table-cell table:style-name="TableCell62">
            <text:p text:style-name="Standard">User wants to use the ‘Undo’ hotkey (Ctrl-Z) to undo modification:</text:p>
            <text:p text:style-name="Standard">Start at Main Flow Step 1.</text:p>
            <text:p text:style-name="Standard">AF2.) User presses ‘Ctrl’ and ‘Z’ key simultaneously on keyboard.</text:p>
            <text:p text:style-name="Standard"/>
            <text:p text:style-name="Standard">User wants to undo multiple changes:</text:p>
            <text:p text:style-name="Standard">Start at Main Flow Step 2, or Alternative Flow Step 2.</text:p>
            <text:p text:style-name="Standard">AF3.) User performs the undo action again.</text:p>
            <text:p text:style-name="Standard"/>
          </table:table-cell>
        </table:table-row>
        <table:table-row table:style-name="TableRow63">
          <table:table-cell table:style-name="TableCell64">
            <text:p text:style-name="P65">Exceptions:</text:p>
          </table:table-cell>
          <table:table-cell table:style-name="TableCell66">
            <text:p text:style-name="Standard">No active contents in text editor.</text:p>
            <text:p text:style-name="Standard">There are no recent modifications left.</text:p>
          </table:table-cell>
        </table:table-row>
        <table:table-row table:style-name="TableRow67">
          <table:table-cell table:style-name="TableCell68">
            <text:p text:style-name="P69">Includes:</text:p>
          </table:table-cell>
          <table:table-cell table:style-name="TableCell70">
            <text:p text:style-name="Standard">N/A</text:p>
          </table:table-cell>
        </table:table-row>
        <table:table-row table:style-name="TableRow71">
          <table:table-cell table:style-name="TableCell72">
            <text:p text:style-name="P73">Non Functional Requirements:</text:p>
          </table:table-cell>
          <table:table-cell table:style-name="TableCell74">
            <text:p text:style-name="Standard">Should save all modifications for the currently active<text:s/>contents of the text editor, and allow undo to be used multiple times in succession until no more changes remain.</text:p>
            <text:p text:style-name="Standard">End User documentation.</text:p>
          </table:table-cell>
        </table:table-row>
        <table:table-row table:style-name="TableRow75">
          <table:table-cell table:style-name="TableCell76">
            <text:p text:style-name="P77">Assumptions:</text:p>
          </table:table-cell>
          <table:table-cell table:style-name="TableCell78">
            <text:p text:style-name="Standard">User knows the standard hotkey for undo.</text:p>
          </table:table-cell>
        </table:table-row>
        <table:table-row table:style-name="TableRow79">
          <table:table-cell table:style-name="TableCell80">
            <text:p text:style-name="P81">Notes and Issues:</text:p>
          </table:table-cell>
          <table:table-cell table:style-name="TableCell82">
            <text:p text:style-name="Standard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su</meta:initial-creator>
    <dc:creator>Jeff Abt</dc:creator>
    <meta:creation-date>2014-02-01T21:00:00Z</meta:creation-date>
    <dc:date>2016-03-31T14:28:00Z</dc:date>
    <meta:template xlink:href="Normal" xlink:type="simple"/>
    <meta:editing-cycles>1</meta:editing-cycles>
    <meta:editing-duration>PT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7" meta:character-count="1257" meta:row-count="8" meta:non-whitespace-character-count="1072"/>
  </office:meta>
</office:document-meta>
</file>